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14FA304148A4868E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14FA304148A4868E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Marie oint Jésus</text:span></text:p>
            <text:p text:style-name="P3"><text:span text:style-name="T2">(Jean 12.1-11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0:59:07.645000000</dc:date>
    <meta:editing-duration>PT2H35M19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